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T1" style:family="text">
      <style:text-properties fo:font-variant="normal" fo:text-transform="none" style:text-line-through-style="none" style:text-line-through-type="none" style:font-name="apple-system" fo:font-size="9.75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vk.com/away.php?to=https%3A%2F%2Fcolab.research.google.com%2Fdrive%2F1qsQWWHYTPBg2pPIiGaQt7uXzcO-YqSGO%3Fusp%3Dsharing&amp;cc_key=" office:target-frame-name="_blank" xlink:show="new" text:style-name="Internet_20_link" text:visited-style-name="Visited_20_Internet_20_Link"><text:span text:style-name="T1">https://colab.research.google.com/drive/1qsQWWHYTPBg2pPIiGaQt7uXzcO-YqSGO?usp=sharing</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4T22:15:39.674252034</meta:creation-date>
    <dc:date>2023-03-24T22:16:09.196454589</dc:date>
    <meta:editing-duration>PT30S</meta:editing-duration>
    <meta:editing-cycles>1</meta:editing-cycles>
    <meta:document-statistic meta:table-count="0" meta:image-count="0" meta:object-count="0" meta:page-count="1" meta:paragraph-count="1" meta:word-count="1" meta:character-count="85" meta:non-whitespace-character-count="85"/>
    <meta:generator>LibreOffice/6.4.7.2$Linux_X86_64 LibreOffice_project/40$Build-2</meta:generator>
  </office:meta>
</office:document-meta>
</file>